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Hebrew" svg:font-family="'Arial Hebrew'"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Hebrew" fo:font-size="12pt" style:font-size-asian="10.5pt" style:font-size-complex="12pt"/>
    </style:style>
    <style:style style:name="P2" style:family="paragraph" style:parent-style-name="Standard">
      <style:text-properties style:font-name="Arial Hebrew"/>
    </style:style>
    <style:style style:name="P3" style:family="paragraph" style:parent-style-name="Standard">
      <style:text-properties style:font-name="Arial Hebrew" fo:font-size="12pt" style:font-size-asian="10.5pt" style:font-size-complex="12pt"/>
    </style:style>
    <style:style style:name="P4" style:family="paragraph" style:parent-style-name="Standard">
      <style:paragraph-properties fo:break-before="page"/>
      <style:text-properties style:font-name="Arial Hebrew" fo:font-size="12pt" style:font-size-asian="10.5pt" style:font-size-complex="12pt"/>
    </style:style>
    <style:style style:name="P5" style:family="paragraph" style:parent-style-name="Standard">
      <style:text-properties style:font-name="Arial Hebrew"/>
    </style:style>
    <style:style style:name="P6" style:family="paragraph" style:parent-style-name="Standard">
      <style:text-properties style:font-name="Arial Hebrew" fo:font-size="12pt" style:font-size-asian="10.5pt" style:font-size-complex="12pt"/>
    </style:style>
    <style:style style:name="P7" style:family="paragraph" style:parent-style-name="Standard" style:list-style-name="L1">
      <style:text-properties style:font-name="Arial Hebrew" fo:font-size="12pt" style:font-size-asian="10.5pt" style:font-size-complex="12pt"/>
    </style:style>
    <style:style style:name="P8" style:family="paragraph" style:parent-style-name="Standard" style:list-style-name="L2">
      <style:text-properties style:font-name="Arial Hebrew" fo:font-size="12pt" style:font-size-asian="10.5pt" style:font-size-complex="12pt"/>
    </style:style>
    <style:style style:name="P9" style:family="paragraph" style:parent-style-name="Standard" style:list-style-name="L3">
      <style:text-properties style:font-name="Arial Hebrew" fo:font-size="12pt" style:font-size-asian="10.5pt" style:font-size-complex="12pt"/>
    </style:style>
    <style:style style:name="P10" style:family="paragraph" style:parent-style-name="Standard" style:list-style-name="L4">
      <style:text-properties style:font-name="Arial Hebrew" fo:font-size="12pt" style:font-size-asian="10.5pt" style:font-size-complex="12pt"/>
    </style:style>
    <style:style style:name="P11" style:family="paragraph" style:parent-style-name="Standard" style:list-style-name="L5">
      <style:text-properties style:font-name="Arial Hebrew" fo:font-size="12pt" style:font-size-asian="10.5pt" style:font-size-complex="12pt"/>
    </style:style>
    <style:style style:name="P12" style:family="paragraph" style:parent-style-name="Standard" style:list-style-name="L5">
      <style:paragraph-properties fo:text-align="start" style:justify-single-word="false"/>
      <style:text-properties style:font-name="Arial Hebrew" fo:font-size="12pt" style:font-size-asian="10.5pt" style:font-size-complex="12pt"/>
    </style:style>
    <style:style style:name="P13" style:family="paragraph" style:parent-style-name="Standard">
      <style:text-properties style:font-name="Arial Hebrew" fo:font-size="12pt" officeooo:paragraph-rsid="00190510" style:font-size-asian="10.5pt" style:font-size-complex="12pt"/>
    </style:style>
    <style:style style:name="P14" style:family="paragraph" style:parent-style-name="Standard" style:list-style-name="L6">
      <style:text-properties style:font-name="Arial Hebrew" fo:font-size="12pt" officeooo:paragraph-rsid="00190510" style:font-size-asian="10.5pt" style:font-size-complex="12pt"/>
    </style:style>
    <style:style style:name="P15" style:family="paragraph" style:parent-style-name="Standard" style:list-style-name="L9">
      <style:text-properties style:font-name="Arial Hebrew" fo:font-size="12pt" officeooo:rsid="00249bbc" officeooo:paragraph-rsid="00190510" style:font-size-asian="10.5pt" style:font-size-complex="12pt"/>
    </style:style>
    <style:style style:name="P16" style:family="paragraph" style:parent-style-name="Standard" style:list-style-name="L10">
      <style:text-properties style:font-name="Arial Hebrew" fo:font-size="12pt" officeooo:rsid="001fc2f1" officeooo:paragraph-rsid="00190510" style:font-size-asian="10.5pt" style:font-size-complex="12pt"/>
    </style:style>
    <style:style style:name="P17" style:family="paragraph" style:parent-style-name="Standard" style:list-style-name="L9">
      <style:text-properties style:font-name="Arial Hebrew" fo:font-size="12pt" officeooo:paragraph-rsid="00190510" style:font-size-asian="10.5pt" style:font-size-complex="12pt"/>
    </style:style>
    <style:style style:name="P18" style:family="paragraph" style:parent-style-name="Standard" style:list-style-name="L10">
      <style:text-properties style:font-name="Arial Hebrew" fo:font-size="12pt" officeooo:paragraph-rsid="00190510" style:font-size-asian="10.5pt" style:font-size-complex="12pt"/>
    </style:style>
    <style:style style:name="P19" style:family="paragraph" style:parent-style-name="Standard" style:list-style-name="L5">
      <style:text-properties style:font-name="Arial Hebrew"/>
    </style:style>
    <style:style style:name="P20" style:family="paragraph">
      <style:paragraph-properties fo:margin-left="0cm" fo:margin-right="0cm" fo:margin-top="0cm" fo:margin-bottom="0cm" fo:line-height="100%" fo:text-indent="0cm"/>
    </style:style>
    <style:style style:name="P21"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22"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indent="0cm" style:writing-mode="lr-tb">
        <style:tab-stops>
          <style:tab-stop style:position="2.383cm" style:type="right"/>
        </style:tab-stops>
      </style:paragraph-properties>
    </style:style>
    <style:style style:name="P24" style:family="paragraph">
      <loext:graphic-properties draw:fill="none" draw:fill-color="#ffffff"/>
      <style:paragraph-properties fo:margin-left="0cm" fo:margin-right="0cm" fo:margin-top="0cm" fo:margin-bottom="0cm" fo:line-height="100%" fo:text-indent="0cm" style:writing-mode="lr-tb">
        <style:tab-stops>
          <style:tab-stop style:position="4.203cm" style:type="right"/>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2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cm" fo:margin-bottom="0cm" fo:line-height="100%" fo:text-indent="0cm" style:writing-mode="lr-tb">
        <style:tab-stops>
          <style:tab-stop style:position="2.723cm" style:type="right"/>
        </style:tab-stops>
      </style:paragraph-properties>
    </style:style>
    <style:style style:name="P28" style:family="paragraph">
      <loext:graphic-properties draw:fill="none" draw:fill-color="#ffffff"/>
      <style:paragraph-properties fo:margin-left="0cm" fo:margin-right="0cm" fo:margin-top="0cm" fo:margin-bottom="0cm" fo:line-height="100%" fo:text-indent="0cm" style:writing-mode="lr-tb">
        <style:tab-stops>
          <style:tab-stop style:position="2.723cm" style:type="right"/>
        </style:tab-stops>
      </style:paragraph-properties>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1" style:family="text">
      <style:text-properties fo:font-size="12pt" style:font-size-asian="10.5pt" style:font-size-complex="12pt"/>
    </style:style>
    <style:style style:name="T2" style:family="text">
      <style:text-properties fo:font-size="12pt" style:font-size-asian="10.5pt" style:font-size-complex="12pt"/>
    </style:style>
    <style:style style:name="T3" style:family="text">
      <style:text-properties officeooo:rsid="00234aec"/>
    </style:style>
    <style:style style:name="T4" style:family="text">
      <style:text-properties fo:font-weight="bold" style:font-weight-asian="bold" style:font-weight-complex="bold"/>
    </style:style>
    <style:style style:name="T5" style:family="text">
      <style:text-properties fo:font-weight="bold" officeooo:rsid="00234aec" style:font-weight-asian="bold" style:font-weight-complex="bold"/>
    </style:style>
    <style:style style:name="T6" style:family="text">
      <style:text-properties officeooo:rsid="001fb7c2"/>
    </style:style>
    <style:style style:name="T7" style:family="text">
      <style:text-properties officeooo:rsid="001fc2f1"/>
    </style:style>
    <style:style style:name="T8" style:family="text">
      <style:text-properties officeooo:rsid="0023c241"/>
    </style:style>
    <style:style style:name="T9"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49cm" fo:min-width="4.676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88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184cm" fo:min-width="4.676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84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5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448cm" fo:min-width="3.09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49cm" fo:min-width="3.09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4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55cm" fo:min-width="3.099cm" fo:padding-top="0.125cm" fo:padding-bottom="0.125cm" fo:padding-left="0.25cm" fo:padding-right="0.25cm" draw:shadow="hidden" draw:shadow-offset-x="0.199cm" draw:shadow-offset-y="0.199cm" draw:shadow-color="#808080" style:run-through="foreground"/>
    </style:style>
    <style:style style:name="gr1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5cm" fo:min-width="3.099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77cm" fo:padding-top="0.125cm" fo:padding-bottom="0.125cm" fo:padding-left="0.25cm" fo:padding-right="0.25cm" draw:shadow="hidden" draw:shadow-offset-x="0.199cm" draw:shadow-offset-y="0.199cm" draw:shadow-color="#808080" style:run-through="foreground"/>
    </style:style>
    <style:style style:name="gr16"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13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5cm" fo:min-width="3.101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49cm" fo:min-width="3.101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85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97cm" fo:padding-top="0.125cm" fo:padding-bottom="0.125cm" fo:padding-left="0.25cm" fo:padding-right="0.25cm" draw:shadow="hidden" draw:shadow-offset-x="0.199cm" draw:shadow-offset-y="0.199cm" draw:shadow-color="#808080" style:run-through="foreground"/>
    </style:style>
    <style:style style:name="gr23" style:family="graphic">
      <style:graphic-properties style:run-through="foreground" style:wrap="run-through" style:number-wrapped-paragraphs="no-limit" style:vertical-pos="from-top" style:vertical-rel="paragraph" style:horizontal-pos="from-left" style:horizontal-rel="paragraph"/>
    </style:style>
    <style:style style:name="gr2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5cm" fo:min-width="4.74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52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79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track-changes="false">
        <text:changed-region xml:id="ct140190254785872" text:id="ct140190254785872">
          <text:insertion>
            <office:change-info>
              <dc:creator>Francis Pouatcha</dc:creator>
              <dc:date>2017-12-28T13:51:00</dc:date>
            </office:change-info>
          </text:insertion>
        </text:changed-region>
        <text:changed-region xml:id="ct140190254790576" text:id="ct140190254790576">
          <text:insertion>
            <office:change-info>
              <dc:creator>Francis Pouatcha</dc:creator>
              <dc:date>2017-12-28T13:52:00</dc:date>
            </office:change-info>
          </text:insertion>
        </text:changed-region>
        <text:changed-region xml:id="ct140190287700976" text:id="ct140190287700976">
          <text:insertion>
            <office:change-info>
              <dc:creator>Unbekannter Autor</dc:creator>
              <dc:date>2017-12-29T01:15:00</dc:date>
            </office:change-info>
          </text:insertion>
        </text:changed-region>
        <text:changed-region xml:id="ct140190287703568" text:id="ct140190287703568">
          <text:insertion>
            <office:change-info>
              <dc:creator>Unbekannter Autor</dc:creator>
              <dc:date>2017-12-29T01:16:00</dc:date>
            </office:change-info>
          </text:insertion>
        </text:changed-region>
        <text:changed-region xml:id="ct140190287703792" text:id="ct140190287703792">
          <text:insertion>
            <office:change-info>
              <dc:creator>Francis Pouatcha</dc:creator>
              <dc:date>2017-12-28T21:31:00</dc:date>
            </office:change-info>
          </text:insertion>
        </text:changed-region>
        <text:changed-region xml:id="ct140190287671104" text:id="ct140190287671104">
          <text:insertion>
            <office:change-info>
              <dc:creator>Francis Pouatcha</dc:creator>
              <dc:date>2017-12-28T21:44:00</dc:date>
            </office:change-info>
          </text:insertion>
        </text:changed-region>
        <text:changed-region xml:id="ct140190287700240" text:id="ct140190287700240">
          <text:insertion>
            <office:change-info>
              <dc:creator>Francis Pouatcha</dc:creator>
              <dc:date>2017-12-28T21:45:00</dc:date>
            </office:change-info>
          </text:insertion>
        </text:changed-region>
        <text:changed-region xml:id="ct140190287700464" text:id="ct140190287700464">
          <text:deletion>
            <office:change-info>
              <dc:creator>Francis Pouatcha</dc:creator>
              <dc:date>2017-12-28T21:45:00</dc:date>
            </office:change-info>
            <text:p text:style-name="P1"><text:line-break/></text:p>
          </text:deletion>
        </text:changed-region>
        <text:changed-region xml:id="ct140190282214944" text:id="ct140190282214944">
          <text:insertion>
            <office:change-info>
              <dc:creator>Unbekannter Autor</dc:creator>
              <dc:date>2017-12-29T01:16:00</dc:date>
            </office:change-info>
          </text:insertion>
        </text:changed-region>
        <text:changed-region xml:id="ct140190297014896" text:id="ct140190297014896">
          <text:insertion>
            <office:change-info>
              <dc:creator>Francis Pouatcha</dc:creator>
              <dc:date>2017-12-28T21:34:00</dc:date>
            </office:change-info>
          </text:insertion>
        </text:changed-region>
        <text:changed-region xml:id="ct140190297077376" text:id="ct140190297077376">
          <text:insertion>
            <office:change-info>
              <dc:creator>Unbekannter Autor</dc:creator>
              <dc:date>2017-12-29T01:16:00</dc:date>
            </office:change-info>
          </text:insertion>
        </text:changed-region>
        <text:changed-region xml:id="ct140190297097552" text:id="ct140190297097552">
          <text:insertion>
            <office:change-info>
              <dc:creator>Francis Pouatcha</dc:creator>
              <dc:date>2017-12-28T13:52:00</dc:date>
            </office:change-info>
          </text:insertion>
        </text:changed-region>
        <text:changed-region xml:id="ct140190297071968" text:id="ct140190297071968">
          <text:insertion>
            <office:change-info>
              <dc:creator>Francis Pouatcha</dc:creator>
              <dc:date>2017-12-28T13:53:00</dc:date>
            </office:change-info>
          </text:insertion>
        </text:changed-region>
        <text:changed-region xml:id="ct140190297096480" text:id="ct140190297096480">
          <text:insertion>
            <office:change-info>
              <dc:creator>Francis Pouatcha</dc:creator>
              <dc:date>2017-12-28T13:55:00</dc:date>
            </office:change-info>
          </text:insertion>
        </text:changed-region>
        <text:changed-region xml:id="ct140190297107792" text:id="ct140190297107792">
          <text:insertion>
            <office:change-info>
              <dc:creator>Francis Pouatcha</dc:creator>
              <dc:date>2017-12-28T13:55:00</dc:date>
            </office:change-info>
          </text:insertion>
        </text:changed-region>
        <text:changed-region xml:id="ct140190297108480" text:id="ct140190297108480">
          <text:insertion>
            <office:change-info>
              <dc:creator>Francis Pouatcha</dc:creator>
              <dc:date>2017-12-28T13:56:00</dc:date>
            </office:change-info>
          </text:insertion>
        </text:changed-region>
        <text:changed-region xml:id="ct140190297109072" text:id="ct140190297109072">
          <text:insertion>
            <office:change-info>
              <dc:creator>Francis Pouatcha</dc:creator>
              <dc:date>2017-12-28T13:57:00</dc:date>
            </office:change-info>
          </text:insertion>
        </text:changed-region>
        <text:changed-region xml:id="ct140190297111152" text:id="ct140190297111152">
          <text:insertion>
            <office:change-info>
              <dc:creator>Francis Pouatcha</dc:creator>
              <dc:date>2017-12-28T13:57:00</dc:date>
            </office:change-info>
          </text:insertion>
        </text:changed-region>
        <text:changed-region xml:id="ct140190297111600" text:id="ct140190297111600">
          <text:insertion>
            <office:change-info>
              <dc:creator>Unbekannter Autor</dc:creator>
              <dc:date>2017-12-29T01:19:00</dc:date>
            </office:change-info>
          </text:insertion>
        </text:changed-region>
        <text:changed-region xml:id="ct140190297113024" text:id="ct140190297113024">
          <text:insertion>
            <office:change-info>
              <dc:creator>Francis Pouatcha</dc:creator>
              <dc:date>2017-12-28T13:57:00</dc:date>
            </office:change-info>
          </text:insertion>
        </text:changed-region>
        <text:changed-region xml:id="ct140190297117856" text:id="ct140190297117856">
          <text:insertion>
            <office:change-info>
              <dc:creator>Francis Pouatcha</dc:creator>
              <dc:date>2017-12-28T13:58:00</dc:date>
            </office:change-info>
          </text:insertion>
        </text:changed-region>
        <text:changed-region xml:id="ct140190297114576" text:id="ct140190297114576">
          <text:insertion>
            <office:change-info>
              <dc:creator>Unbekannter Autor</dc:creator>
              <dc:date>2017-12-29T01:20:00</dc:date>
            </office:change-info>
          </text:insertion>
        </text:changed-region>
        <text:changed-region xml:id="ct140190297118208" text:id="ct140190297118208">
          <text:insertion>
            <office:change-info>
              <dc:creator>Francis Pouatcha</dc:creator>
              <dc:date>2017-12-28T21:35:00</dc:date>
            </office:change-info>
          </text:insertion>
        </text:changed-region>
        <text:changed-region xml:id="ct140190279173248" text:id="ct140190279173248">
          <text:insertion>
            <office:change-info>
              <dc:creator>Francis Pouatcha</dc:creator>
              <dc:date>2017-12-28T13:58:00</dc:date>
            </office:change-info>
          </text:insertion>
        </text:changed-region>
        <text:changed-region xml:id="ct140190288040400" text:id="ct140190288040400">
          <text:insertion>
            <office:change-info>
              <dc:creator>Francis Pouatcha</dc:creator>
              <dc:date>2017-12-28T14:01:00</dc:date>
            </office:change-info>
          </text:insertion>
        </text:changed-region>
        <text:changed-region xml:id="ct140190254790048" text:id="ct140190254790048">
          <text:deletion>
            <office:change-info>
              <dc:creator>Francis Pouatcha</dc:creator>
              <dc:date>2017-12-28T14:01:00</dc:date>
            </office:change-info>
            <text:p text:style-name="P2"><text:span text:style-name="T1"><text:s/></text:span></text:p>
          </text:deletion>
        </text:changed-region>
        <text:changed-region xml:id="ct140190288750560" text:id="ct140190288750560">
          <text:insertion>
            <office:change-info>
              <dc:creator>Francis Pouatcha</dc:creator>
              <dc:date>2017-12-28T14:02:00</dc:date>
            </office:change-info>
          </text:insertion>
        </text:changed-region>
        <text:changed-region xml:id="ct140190282372464" text:id="ct140190282372464">
          <text:insertion>
            <office:change-info>
              <dc:creator>Unbekannter Autor</dc:creator>
              <dc:date>2017-12-29T01:22:00</dc:date>
            </office:change-info>
          </text:insertion>
        </text:changed-region>
        <text:changed-region xml:id="ct140190287519024" text:id="ct140190287519024">
          <text:insertion>
            <office:change-info>
              <dc:creator>Francis Pouatcha</dc:creator>
              <dc:date>2017-12-29T00:07:00</dc:date>
            </office:change-info>
          </text:insertion>
        </text:changed-region>
        <text:changed-region xml:id="ct140190287631456" text:id="ct140190287631456">
          <text:insertion>
            <office:change-info>
              <dc:creator>Unbekannter Autor</dc:creator>
              <dc:date>2017-12-29T01:22:00</dc:date>
            </office:change-info>
          </text:insertion>
        </text:changed-region>
        <text:changed-region xml:id="ct140190287184768" text:id="ct140190287184768">
          <text:insertion>
            <office:change-info>
              <dc:creator>Francis Pouatcha</dc:creator>
              <dc:date>2017-12-29T00:07:00</dc:date>
            </office:change-info>
          </text:insertion>
        </text:changed-region>
        <text:changed-region xml:id="ct140190282380320" text:id="ct140190282380320">
          <text:insertion>
            <office:change-info>
              <dc:creator>Unbekannter Autor</dc:creator>
              <dc:date>2017-12-29T01:22:00</dc:date>
            </office:change-info>
          </text:insertion>
        </text:changed-region>
        <text:changed-region xml:id="ct140190288010624" text:id="ct140190288010624">
          <text:insertion>
            <office:change-info>
              <dc:creator>Francis Pouatcha</dc:creator>
              <dc:date>2017-12-29T00:07:00</dc:date>
            </office:change-info>
          </text:insertion>
        </text:changed-region>
        <text:changed-region xml:id="ct140190287615232" text:id="ct140190287615232">
          <text:insertion>
            <office:change-info>
              <dc:creator>Unbekannter Autor</dc:creator>
              <dc:date>2017-12-29T01:22:00</dc:date>
            </office:change-info>
          </text:insertion>
        </text:changed-region>
        <text:changed-region xml:id="ct140190282638512" text:id="ct140190282638512">
          <text:insertion>
            <office:change-info>
              <dc:creator>Francis Pouatcha</dc:creator>
              <dc:date>2017-12-29T00:07:00</dc:date>
            </office:change-info>
          </text:insertion>
        </text:changed-region>
        <text:changed-region xml:id="ct140190287061728" text:id="ct140190287061728">
          <text:insertion>
            <office:change-info>
              <dc:creator>Unbekannter Autor</dc:creator>
              <dc:date>2017-12-29T01:22:00</dc:date>
            </office:change-info>
          </text:insertion>
        </text:changed-region>
        <text:changed-region xml:id="ct140190287893856" text:id="ct140190287893856">
          <text:insertion>
            <office:change-info>
              <dc:creator>Francis Pouatcha</dc:creator>
              <dc:date>2017-12-29T00:07:00</dc:date>
            </office:change-info>
          </text:insertion>
        </text:changed-region>
        <text:changed-region xml:id="ct140190287326000" text:id="ct140190287326000">
          <text:insertion>
            <office:change-info>
              <dc:creator>Unbekannter Autor</dc:creator>
              <dc:date>2017-12-29T01:22:00</dc:date>
            </office:change-info>
          </text:insertion>
        </text:changed-region>
        <text:changed-region xml:id="ct140190297855664" text:id="ct140190297855664">
          <text:insertion>
            <office:change-info>
              <dc:creator>Francis Pouatcha</dc:creator>
              <dc:date>2017-12-28T14:02:00</dc:date>
            </office:change-info>
          </text:insertion>
        </text:changed-region>
        <text:changed-region xml:id="ct140190296068160" text:id="ct140190296068160">
          <text:insertion>
            <office:change-info>
              <dc:creator>Francis Pouatcha</dc:creator>
              <dc:date>2017-12-28T14:05:00</dc:date>
            </office:change-info>
          </text:insertion>
        </text:changed-region>
        <text:changed-region xml:id="ct140190296063552" text:id="ct140190296063552">
          <text:insertion>
            <office:change-info>
              <dc:creator>Francis Pouatcha</dc:creator>
              <dc:date>2017-12-28T14:06:00</dc:date>
            </office:change-info>
          </text:insertion>
        </text:changed-region>
        <text:changed-region xml:id="ct140190296074128" text:id="ct140190296074128">
          <text:deletion>
            <office:change-info>
              <dc:creator>Unbekannter Autor</dc:creator>
              <dc:date>2017-12-29T01:29:00</dc:date>
            </office:change-info>
            <text:p text:style-name="P2"><text:span text:style-name="T1">e</text:span></text:p>
          </text:deletion>
        </text:changed-region>
        <text:changed-region xml:id="ct140190296094512" text:id="ct140190296094512">
          <text:insertion>
            <office:change-info>
              <dc:creator>Francis Pouatcha</dc:creator>
              <dc:date>2017-12-28T14:06:00</dc:date>
            </office:change-info>
          </text:insertion>
        </text:changed-region>
        <text:changed-region xml:id="ct140190296116720" text:id="ct140190296116720">
          <text:insertion>
            <office:change-info>
              <dc:creator>Francis Pouatcha</dc:creator>
              <dc:date>2017-12-28T14:07:00</dc:date>
            </office:change-info>
          </text:insertion>
        </text:changed-region>
        <text:changed-region xml:id="ct140190296115088" text:id="ct140190296115088">
          <text:insertion>
            <office:change-info>
              <dc:creator>Francis Pouatcha</dc:creator>
              <dc:date>2017-12-28T14:08:00</dc:date>
            </office:change-info>
          </text:insertion>
        </text:changed-region>
        <text:changed-region xml:id="ct140190296131776" text:id="ct140190296131776">
          <text:insertion>
            <office:change-info>
              <dc:creator>Francis Pouatcha</dc:creator>
              <dc:date>2017-12-28T14:09:00</dc:date>
            </office:change-info>
          </text:insertion>
        </text:changed-region>
        <text:changed-region xml:id="ct140190296129840" text:id="ct140190296129840">
          <text:insertion>
            <office:change-info>
              <dc:creator>Unbekannter Autor</dc:creator>
              <dc:date>2017-12-29T01:30:00</dc:date>
            </office:change-info>
          </text:insertion>
        </text:changed-region>
        <text:changed-region xml:id="ct140190296130912" text:id="ct140190296130912">
          <text:insertion>
            <office:change-info>
              <dc:creator>Unbekannter Autor</dc:creator>
              <dc:date>2017-12-29T01:31:00</dc:date>
            </office:change-info>
          </text:insertion>
        </text:changed-region>
        <text:changed-region xml:id="ct140190296078480" text:id="ct140190296078480">
          <text:insertion>
            <office:change-info>
              <dc:creator>Francis Pouatcha</dc:creator>
              <dc:date>2017-12-29T00:08:00</dc:date>
            </office:change-info>
          </text:insertion>
        </text:changed-region>
        <text:changed-region xml:id="ct140190296118224" text:id="ct140190296118224">
          <text:insertion>
            <office:change-info>
              <dc:creator>Francis Pouatcha</dc:creator>
              <dc:date>2017-12-29T00:09:00</dc:date>
            </office:change-info>
          </text:insertion>
        </text:changed-region>
        <text:changed-region xml:id="ct140190296106576" text:id="ct140190296106576">
          <text:insertion>
            <office:change-info>
              <dc:creator>Francis Pouatcha</dc:creator>
              <dc:date>2017-12-28T14:09:00</dc:date>
            </office:change-info>
          </text:insertion>
        </text:changed-region>
        <text:changed-region xml:id="ct140190296078048" text:id="ct140190296078048">
          <text:insertion>
            <office:change-info>
              <dc:creator>Francis Pouatcha</dc:creator>
              <dc:date>2017-12-28T14:10:00</dc:date>
            </office:change-info>
          </text:insertion>
        </text:changed-region>
        <text:changed-region xml:id="ct140190296126800" text:id="ct140190296126800">
          <text:insertion>
            <office:change-info>
              <dc:creator>Unbekannter Autor</dc:creator>
              <dc:date>2017-12-29T01:32:00</dc:date>
            </office:change-info>
          </text:insertion>
        </text:changed-region>
        <text:changed-region xml:id="ct140190296127872" text:id="ct140190296127872">
          <text:insertion>
            <office:change-info>
              <dc:creator>Unbekannter Autor</dc:creator>
              <dc:date>2017-12-29T01:33:00</dc:date>
            </office:change-info>
          </text:insertion>
        </text:changed-region>
        <text:changed-region xml:id="ct140190296136528" text:id="ct140190296136528">
          <text:insertion>
            <office:change-info>
              <dc:creator>Francis Pouatcha</dc:creator>
              <dc:date>2017-12-29T00:10:00</dc:date>
            </office:change-info>
          </text:insertion>
        </text:changed-region>
        <text:changed-region xml:id="ct140190296138080" text:id="ct140190296138080">
          <text:insertion>
            <office:change-info>
              <dc:creator>Unbekannter Autor</dc:creator>
              <dc:date>2017-12-29T01:33:00</dc:date>
            </office:change-info>
          </text:insertion>
        </text:changed-region>
        <text:changed-region xml:id="ct140190296139120" text:id="ct140190296139120">
          <text:insertion>
            <office:change-info>
              <dc:creator>Unbekannter Autor</dc:creator>
              <dc:date>2017-12-29T01:34:00</dc:date>
            </office:change-info>
          </text:insertion>
        </text:changed-region>
        <text:changed-region xml:id="ct140190296140208" text:id="ct140190296140208">
          <text:insertion>
            <office:change-info>
              <dc:creator>Unbekannter Autor</dc:creator>
              <dc:date>2017-12-29T01:35:00</dc:date>
            </office:change-info>
          </text:insertion>
        </text:changed-region>
        <text:changed-region xml:id="ct140190296141616" text:id="ct140190296141616">
          <text:insertion>
            <office:change-info>
              <dc:creator>Francis Pouatcha</dc:creator>
              <dc:date>2017-12-29T00:10:00</dc:date>
            </office:change-info>
          </text:insertion>
        </text:changed-region>
        <text:changed-region xml:id="ct140190296143600" text:id="ct140190296143600">
          <text:insertion>
            <office:change-info>
              <dc:creator>Francis Pouatcha</dc:creator>
              <dc:date>2017-12-29T00:11:00</dc:date>
            </office:change-info>
          </text:insertion>
        </text:changed-region>
        <text:changed-region xml:id="ct140190296144656" text:id="ct140190296144656">
          <text:insertion>
            <office:change-info>
              <dc:creator>Francis Pouatcha</dc:creator>
              <dc:date>2017-12-29T00:12:00</dc:date>
            </office:change-info>
          </text:insertion>
        </text:changed-region>
        <text:changed-region xml:id="ct140190296137216" text:id="ct140190296137216">
          <text:insertion>
            <office:change-info>
              <dc:creator>Francis Pouatcha</dc:creator>
              <dc:date>2017-12-29T00:13:00</dc:date>
            </office:change-info>
          </text:insertion>
        </text:changed-region>
        <text:changed-region xml:id="ct140190296145424" text:id="ct140190296145424">
          <text:deletion>
            <office:change-info>
              <dc:creator>Francis Pouatcha</dc:creator>
              <dc:date>2017-12-29T00:14:00</dc:date>
            </office:change-info>
            <text:p text:style-name="P2"><text:span text:style-name="T1"><text:line-break/></text:span></text:p>
          </text:deletion>
        </text:changed-region>
        <text:changed-region xml:id="ct140190296137856" text:id="ct140190296137856">
          <text:insertion>
            <office:change-info>
              <dc:creator>Francis Pouatcha</dc:creator>
              <dc:date>2017-12-28T14:10:00</dc:date>
            </office:change-info>
          </text:insertion>
        </text:changed-region>
        <text:changed-region xml:id="ct140190296144880" text:id="ct140190296144880">
          <text:insertion>
            <office:change-info>
              <dc:creator>Unbekannter Autor</dc:creator>
              <dc:date>2017-12-29T01:35:00</dc:date>
            </office:change-info>
          </text:insertion>
        </text:changed-region>
        <text:changed-region xml:id="ct140190296117792" text:id="ct140190296117792">
          <text:insertion>
            <office:change-info>
              <dc:creator>Unbekannter Autor</dc:creator>
              <dc:date>2017-12-29T01:36:00</dc:date>
            </office:change-info>
          </text:insertion>
        </text:changed-region>
        <text:changed-region xml:id="ct140190296101232" text:id="ct140190296101232">
          <text:insertion>
            <office:change-info>
              <dc:creator>Francis Pouatcha</dc:creator>
              <dc:date>2017-12-29T00:15:00</dc:date>
            </office:change-info>
          </text:insertion>
        </text:changed-region>
        <text:changed-region xml:id="ct140190296131504" text:id="ct140190296131504">
          <text:insertion>
            <office:change-info>
              <dc:creator>Francis Pouatcha</dc:creator>
              <dc:date>2017-12-28T14:11:00</dc:date>
            </office:change-info>
          </text:insertion>
        </text:changed-region>
        <text:changed-region xml:id="ct140190296143072" text:id="ct140190296143072">
          <text:insertion>
            <office:change-info>
              <dc:creator>Unbekannter Autor</dc:creator>
              <dc:date>2017-12-29T01:36:00</dc:date>
            </office:change-info>
          </text:insertion>
        </text:changed-region>
        <text:changed-region xml:id="ct140190296144176" text:id="ct140190296144176">
          <text:insertion>
            <office:change-info>
              <dc:creator>Francis Pouatcha</dc:creator>
              <dc:date>2017-12-29T00:15:00</dc:date>
            </office:change-info>
          </text:insertion>
        </text:changed-region>
        <text:changed-region xml:id="ct140190296128096" text:id="ct140190296128096">
          <text:insertion>
            <office:change-info>
              <dc:creator>Francis Pouatcha</dc:creator>
              <dc:date>2017-12-29T00:16:00</dc:date>
            </office:change-info>
          </text:insertion>
        </text:changed-region>
        <text:changed-region xml:id="ct140190296139552" text:id="ct140190296139552">
          <text:insertion>
            <office:change-info>
              <dc:creator>Francis Pouatcha</dc:creator>
              <dc:date>2017-12-29T00:17:00</dc:date>
            </office:change-info>
          </text:insertion>
        </text:changed-region>
        <text:changed-region xml:id="ct140190296130480" text:id="ct140190296130480">
          <text:insertion>
            <office:change-info>
              <dc:creator>Francis Pouatcha</dc:creator>
              <dc:date>2017-12-28T14:12:00</dc:date>
            </office:change-info>
          </text:insertion>
        </text:changed-region>
        <text:changed-region xml:id="ct140190296078704" text:id="ct140190296078704">
          <text:insertion>
            <office:change-info>
              <dc:creator>Francis Pouatcha</dc:creator>
              <dc:date>2017-12-28T14:13:00</dc:date>
            </office:change-info>
          </text:insertion>
        </text:changed-region>
        <text:changed-region xml:id="ct140190296144400" text:id="ct140190296144400">
          <text:insertion>
            <office:change-info>
              <dc:creator>Unbekannter Autor</dc:creator>
              <dc:date>2017-12-29T01:37:00</dc:date>
            </office:change-info>
          </text:insertion>
        </text:changed-region>
        <text:changed-region xml:id="ct140190296127600" text:id="ct140190296127600">
          <text:insertion>
            <office:change-info>
              <dc:creator>Francis Pouatcha</dc:creator>
              <dc:date>2017-12-29T00:17:00</dc:date>
            </office:change-info>
          </text:insertion>
        </text:changed-region>
        <text:changed-region xml:id="ct140190296128320" text:id="ct140190296128320">
          <text:insertion>
            <office:change-info>
              <dc:creator>Francis Pouatcha</dc:creator>
              <dc:date>2017-12-29T00:18:00</dc:date>
            </office:change-info>
          </text:insertion>
        </text:changed-region>
        <text:changed-region xml:id="ct140190296149200" text:id="ct140190296149200">
          <text:insertion>
            <office:change-info>
              <dc:creator>Francis Pouatcha</dc:creator>
              <dc:date>2017-12-28T14:13:00</dc:date>
            </office:change-info>
          </text:insertion>
        </text:changed-region>
        <text:changed-region xml:id="ct140190296149424" text:id="ct140190296149424">
          <text:insertion>
            <office:change-info>
              <dc:creator>Unbekannter Autor</dc:creator>
              <dc:date>2017-12-29T01:38:00</dc:date>
            </office:change-info>
          </text:insertion>
        </text:changed-region>
        <text:changed-region xml:id="ct140190296148320" text:id="ct140190296148320">
          <text:insertion>
            <office:change-info>
              <dc:creator>Francis Pouatcha</dc:creator>
              <dc:date>2017-12-28T14:13:00</dc:date>
            </office:change-info>
          </text:insertion>
        </text:changed-region>
        <text:changed-region xml:id="ct140190296150304" text:id="ct140190296150304">
          <text:insertion>
            <office:change-info>
              <dc:creator>Francis Pouatcha</dc:creator>
              <dc:date>2017-12-28T14:13:00</dc:date>
            </office:change-info>
          </text:insertion>
        </text:changed-region>
        <text:changed-region xml:id="ct140190296150736" text:id="ct140190296150736">
          <text:insertion>
            <office:change-info>
              <dc:creator>Francis Pouatcha</dc:creator>
              <dc:date>2017-12-28T14:14:00</dc:date>
            </office:change-info>
          </text:insertion>
        </text:changed-region>
        <text:changed-region xml:id="ct140190296153040" text:id="ct140190296153040">
          <text:insertion>
            <office:change-info>
              <dc:creator>Francis Pouatcha</dc:creator>
              <dc:date>2017-12-28T14:14:00</dc:date>
            </office:change-info>
          </text:insertion>
        </text:changed-region>
        <text:changed-region xml:id="ct140190296153648" text:id="ct140190296153648">
          <text:insertion>
            <office:change-info>
              <dc:creator>Francis Pouatcha</dc:creator>
              <dc:date>2017-12-28T14:15:00</dc:date>
            </office:change-info>
          </text:insertion>
        </text:changed-region>
        <text:changed-region xml:id="ct140190296154896" text:id="ct140190296154896">
          <text:insertion>
            <office:change-info>
              <dc:creator>Unbekannter Autor</dc:creator>
              <dc:date>2017-12-29T01:38:00</dc:date>
            </office:change-info>
          </text:insertion>
        </text:changed-region>
        <text:changed-region xml:id="ct140190296155120" text:id="ct140190296155120">
          <text:insertion>
            <office:change-info>
              <dc:creator>Unbekannter Autor</dc:creator>
              <dc:date>2017-12-29T01:39:00</dc:date>
            </office:change-info>
          </text:insertion>
        </text:changed-region>
        <text:changed-region xml:id="ct140190296155904" text:id="ct140190296155904">
          <text:insertion>
            <office:change-info>
              <dc:creator>Francis Pouatcha</dc:creator>
              <dc:date>2017-12-28T14:15:00</dc:date>
            </office:change-info>
          </text:insertion>
        </text:changed-region>
        <text:changed-region xml:id="ct140190296156448" text:id="ct140190296156448">
          <text:insertion>
            <office:change-info>
              <dc:creator>Francis Pouatcha</dc:creator>
              <dc:date>2017-12-28T14:16:00</dc:date>
            </office:change-info>
          </text:insertion>
        </text:changed-region>
        <text:changed-region xml:id="ct140190296157184" text:id="ct140190296157184">
          <text:insertion>
            <office:change-info>
              <dc:creator>Unbekannter Autor</dc:creator>
              <dc:date>2017-12-29T01:39:00</dc:date>
            </office:change-info>
          </text:insertion>
        </text:changed-region>
        <text:changed-region xml:id="ct140190296158592" text:id="ct140190296158592">
          <text:insertion>
            <office:change-info>
              <dc:creator>Francis Pouatcha</dc:creator>
              <dc:date>2017-12-28T14:16:00</dc:date>
            </office:change-info>
          </text:insertion>
        </text:changed-region>
        <text:changed-region xml:id="ct140190296160928" text:id="ct140190296160928">
          <text:insertion>
            <office:change-info>
              <dc:creator>Unbekannter Autor</dc:creator>
              <dc:date>2017-12-29T01:39:00</dc:date>
            </office:change-info>
          </text:insertion>
        </text:changed-region>
        <text:changed-region xml:id="ct140190296157696" text:id="ct140190296157696">
          <text:insertion>
            <office:change-info>
              <dc:creator>Unbekannter Autor</dc:creator>
              <dc:date>2017-12-29T01:40:00</dc:date>
            </office:change-info>
          </text:insertion>
        </text:changed-region>
        <text:changed-region xml:id="ct140190296157920" text:id="ct140190296157920">
          <text:insertion>
            <office:change-info>
              <dc:creator>Francis Pouatcha</dc:creator>
              <dc:date>2017-12-29T00:19:00</dc:date>
            </office:change-info>
          </text:insertion>
        </text:changed-region>
        <text:changed-region xml:id="ct140190296159104" text:id="ct140190296159104">
          <text:insertion>
            <office:change-info>
              <dc:creator>Unbekannter Autor</dc:creator>
              <dc:date>2017-12-29T01:40:00</dc:date>
            </office:change-info>
          </text:insertion>
        </text:changed-region>
        <text:changed-region xml:id="ct140190296159328" text:id="ct140190296159328">
          <text:insertion>
            <office:change-info>
              <dc:creator>Unbekannter Autor</dc:creator>
              <dc:date>2017-12-29T01:41:00</dc:date>
            </office:change-info>
          </text:insertion>
        </text:changed-region>
        <text:changed-region xml:id="ct140190296159552" text:id="ct140190296159552">
          <text:insertion>
            <office:change-info>
              <dc:creator>Francis Pouatcha</dc:creator>
              <dc:date>2017-12-29T00:19:00</dc:date>
            </office:change-info>
          </text:insertion>
        </text:changed-region>
        <text:changed-region xml:id="ct140190296159776" text:id="ct140190296159776">
          <text:insertion>
            <office:change-info>
              <dc:creator>Unbekannter Autor</dc:creator>
              <dc:date>2017-12-29T01:41:00</dc:date>
            </office:change-info>
          </text:insertion>
        </text:changed-region>
        <text:changed-region xml:id="ct140190296165456" text:id="ct140190296165456">
          <text:insertion>
            <office:change-info>
              <dc:creator>Francis Pouatcha</dc:creator>
              <dc:date>2017-12-29T00:19:00</dc:date>
            </office:change-info>
          </text:insertion>
        </text:changed-region>
        <text:changed-region xml:id="ct140190296161888" text:id="ct140190296161888">
          <text:insertion>
            <office:change-info>
              <dc:creator>Francis Pouatcha</dc:creator>
              <dc:date>2017-12-29T00:20:00</dc:date>
            </office:change-info>
          </text:insertion>
        </text:changed-region>
        <text:changed-region xml:id="ct140190296163968" text:id="ct140190296163968">
          <text:insertion>
            <office:change-info>
              <dc:creator>Francis Pouatcha</dc:creator>
              <dc:date>2017-12-29T00:22:00</dc:date>
            </office:change-info>
          </text:insertion>
        </text:changed-region>
        <text:changed-region xml:id="ct140190297097872" text:id="ct140190297097872">
          <text:insertion>
            <office:change-info>
              <dc:creator>Francis Pouatcha</dc:creator>
              <dc:date>2017-12-29T00: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Basis ist d<text:span text:style-name="T3">er</text:span> <text:span text:style-name="T4">Document</text:span><text:span text:style-name="T5">Wrapper</text:span>. <text:span text:style-name="T3">Sein Body ist der</text:span> verschlüsselte Inhalt des eigentlichen Documents. </text:p>
      <text:p text:style-name="P13"><draw:g text:anchor-type="char" draw:z-index="4" draw:name="Form1" draw:style-name="gr13"><draw:custom-shape draw:style-name="gr14" draw:text-style-name="P22" svg:width="3.601cm" svg:height="1.802cm" svg:x="1.46cm" svg:y="2.246cm"><text:p/><draw:enhanced-geometry svg:viewBox="0 0 21600 21600" draw:type="rectangle" draw:enhanced-path="M 0 0 L 21600 0 21600 21600 0 21600 0 0 Z N"/></draw:custom-shape><draw:frame draw:style-name="gr4" draw:text-style-name="P21" svg:width="1.902cm" svg:height="1.04cm" svg:x="1.46cm" svg:y="2.246cm"><draw:text-box><text:p text:style-name="P20"><text:span text:style-name="T9">Header</text:span></text:p></draw:text-box></draw:frame><draw:frame draw:style-name="gr4" draw:text-style-name="P21" svg:width="2.5cm" svg:height="1.04cm" svg:x="1.961cm" svg:y="2.844cm"><draw:text-box><text:p text:style-name="P20"><text:span text:style-name="T9">GuardKeyID</text:span></text:p></draw:text-box></draw:frame><draw:custom-shape draw:style-name="gr10" draw:text-style-name="P22" svg:width="3.601cm" svg:height="1.8cm" svg:x="1.46cm" svg:y="4.047cm"><text:p/><draw:enhanced-geometry svg:viewBox="0 0 21600 21600" draw:type="rectangle" draw:enhanced-path="M 0 0 L 21600 0 21600 21600 0 21600 0 0 Z N"/></draw:custom-shape><draw:frame draw:style-name="gr4" draw:text-style-name="P21" svg:width="1.902cm" svg:height="1.04cm" svg:x="1.46cm" svg:y="4.047cm"><draw:text-box><text:p text:style-name="P20"><text:span text:style-name="T9">Body</text:span></text:p></draw:text-box></draw:frame><draw:frame draw:style-name="gr17" draw:text-style-name="P21" svg:width="2.5cm" svg:height="1.064cm" svg:x="2.062cm" svg:y="4.646cm"><draw:text-box><text:p text:style-name="P20"><text:span text:style-name="T9">Encrypted Document</text:span></text:p></draw:text-box></draw:frame><draw:frame draw:style-name="gr11" draw:text-style-name="P21" svg:width="4.1cm" svg:height="1.601cm" svg:x="1.261cm" svg:y="0.346cm"><draw:text-box><text:p text:style-name="P20"><text:span text:style-name="T9">DocumentWrapper</text:span></text:p><text:p text:style-name="P20"><text:span text:style-name="T9"/></text:p><text:p text:style-name="P20"><text:span text:style-name="T9">Name: &lt;DocumentID&gt;</text:span></text:p></draw:text-box></draw:frame></draw:g>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6031946390709096617" text:style-name="L6">
        <text:list-item>
          <text:p text:style-name="P14">Der DocumentWrapper besteht aus einem Header und einem Body.</text:p>
        </text:list-item>
        <text:list-item>
          <text:p text:style-name="P14">Der Body des DocumentWrappers ist immer symmetrisch verschlüsselt und enthält das eigentliche Document des Benutzers.</text:p>
        </text:list-item>
        <text:list-item>
          <text:p text:style-name="P14">Im Header steht (unverschlüsselt) eine <text:span text:style-name="T6">Guard</text:span>KeyID. </text:p>
        </text:list-item>
        <text:list-item>
          <text:p text:style-name="P14">Der DocumentWrapper hat als Namen einfach eine &lt;<text:span text:style-name="T6">D</text:span>ocumentID&gt;. </text:p>
        </text:list-item>
        <text:list-item>
          <text:p text:style-name="P14">Um den Body des DocumentWrappers zu entschlüsseln benötigt man den <text:span text:style-name="T6">DocumentKey</text:span>. </text:p>
        </text:list-item>
      </text:list>
      <text:p text:style-name="P13"/>
      <text:p text:style-name="P13"><text:span text:style-name="T3">Der DocumentKey </text:span>im <text:span text:style-name="T4">DocumentGuard</text:span> verschlüsselt hinterlegt. Der DocumentGuard besteht ebenfalls aus einem Header und einem Body.</text:p>
      <text:p text:style-name="P13"><draw:g text:anchor-type="paragraph" draw:z-index="5" draw:name="Form6" draw:style-name="gr1"><draw:custom-shape draw:style-name="gr18" draw:text-style-name="P25" svg:width="3.603cm" svg:height="1.802cm" svg:x="1.482cm" svg:y="2.055cm"><text:p/><draw:enhanced-geometry svg:viewBox="0 0 21600 21600" draw:type="rectangle" draw:enhanced-path="M 0 0 L 21600 0 21600 21600 0 21600 0 0 Z N"/></draw:custom-shape><draw:frame draw:style-name="gr19" draw:text-style-name="P26" svg:width="1.9cm" svg:height="1.041cm" svg:x="1.482cm" svg:y="2.055cm"><draw:text-box><text:p text:style-name="P20"><text:span text:style-name="T10">Header</text:span></text:p></draw:text-box></draw:frame><draw:frame draw:style-name="gr19" draw:text-style-name="P26" svg:width="2.5cm" svg:height="1.041cm" svg:x="1.981cm" svg:y="2.654cm"><draw:text-box><text:p text:style-name="P20"><text:span text:style-name="T10">GuardKeyID</text:span></text:p></draw:text-box></draw:frame><draw:custom-shape draw:style-name="gr20" draw:text-style-name="P25" svg:width="3.603cm" svg:height="1.8cm" svg:x="1.482cm" svg:y="3.856cm"><text:p/><draw:enhanced-geometry svg:viewBox="0 0 21600 21600" draw:type="rectangle" draw:enhanced-path="M 0 0 L 21600 0 21600 21600 0 21600 0 0 Z N"/></draw:custom-shape><draw:frame draw:style-name="gr19" draw:text-style-name="P26" svg:width="1.9cm" svg:height="1.041cm" svg:x="1.482cm" svg:y="3.856cm"><draw:text-box><text:p text:style-name="P20"><text:span text:style-name="T10">Body</text:span></text:p></draw:text-box></draw:frame><draw:frame draw:style-name="gr21" draw:text-style-name="P26" svg:width="3.301cm" svg:height="1.437cm" svg:x="2.082cm" svg:y="4.455cm"><draw:text-box><text:p text:style-name="P20"><text:span text:style-name="T10">Encrypted DocumentKey</text:span></text:p></draw:text-box></draw:frame><draw:frame draw:style-name="gr22" draw:text-style-name="P26" svg:width="8.199cm" svg:height="2.222cm" svg:x="1.482cm" svg:y="0.155cm"><draw:text-box><text:p text:style-name="P20"><text:span text:style-name="T10">DocumentGuard</text:span></text:p><text:p text:style-name="P20"><text:span text:style-name="T10"/></text:p><text:p text:style-name="P20"><text:span text:style-name="T10">Name: &lt;DocumentID&gt;.&lt;GuardKeyID&gt;.&lt;UserID&gt;</text:span></text:p></draw:text-box></draw:frame></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192302283807279764" text:style-name="L9">
        <text:list-item>
          <text:p text:style-name="P17">Der Body des DocumentGuards kann sowohl symmetrisch, als auch asymmetrisch verschlüsselt sein. </text:p>
        </text:list-item>
        <text:list-item>
          <text:p text:style-name="P17">Der Name des DocumentGuards ist die Konkatenation <text:line-break/><text:span text:style-name="T6">- </text:span>der <text:span text:style-name="T6">DocumentID, <text:line-break/>- der GuardKeyID</text:span> (aus dem Header des DocumentWrappers) und <text:line-break/><text:span text:style-name="T6">- </text:span>der UserID. </text:p>
        </text:list-item>
        <text:list-item>
          <text:p text:style-name="P15">Wenn mehrere Documente mit dem selben Schlüssel verschlüsselt sein sollten, dann reicht zur Entschlüsselung ein DocumentGuard pro User.</text:p>
        </text:list-item>
        <text:list-item>
          <text:p text:style-name="P17">Um zu wissen, wie er verschlüsselt ist, muss man zunächst <text:span text:style-name="T6">mit der GuardKeyID aus dem Namen des DocumentGuards aus dem</text:span> Keystore des Benutzers den <text:span text:style-name="T6">Guard</text:span>Key finden.<text:span text:style-name="T7"> Dieser GuardKey kann entweder ein symmetrischer SecrectKey sein, oder der asymmetrische PublicKey des Benutzers. In letzterem Fall wird der asymmetrische PrivateKey des Benutzers benötigt, um den DocumentKey aus DocumentGuard zu holen.</text:span> </text:p>
        </text:list-item>
      </text:list>
      <text:p text:style-name="P13"><text:soft-page-break/><text:span text:style-name="T8">Für jeden</text:span> Benutzer <text:span text:style-name="T8">wird im Vorfeld </text:span>ein <text:span text:style-name="T4">KeyStore</text:span><text:span text:style-name="T8"> angelegt</text:span>.</text:p>
      <text:p text:style-name="P13"><draw:g text:anchor-type="paragraph" draw:z-index="6" draw:name="Form3" draw:style-name="gr23"><draw:custom-shape draw:style-name="gr24" draw:text-style-name="P25" svg:width="5.247cm" svg:height="1.802cm" svg:x="0.626cm" svg:y="2.279cm"><text:p/><draw:enhanced-geometry svg:viewBox="0 0 21600 21600" draw:type="rectangle" draw:enhanced-path="M 0 0 L 21600 0 21600 21600 0 21600 0 0 Z N"/></draw:custom-shape><draw:frame draw:style-name="gr25" draw:text-style-name="P28" svg:width="6.148cm" svg:height="1.703cm" svg:x="0.725cm" svg:y="2.279cm"><draw:text-box><text:p text:style-name="P27"><text:span text:style-name="T10">GuardKeyID</text:span><text:span text:style-name="T10"><text:tab/></text:span><text:span text:style-name="T10">PrivateKey (a)</text:span></text:p><text:p text:style-name="P27"><text:span text:style-name="T10">GuardKeyID</text:span><text:span text:style-name="T10"><text:tab/></text:span><text:span text:style-name="T10">PublicKey (a)</text:span></text:p><text:p text:style-name="P27"><text:span text:style-name="T10">GuardKeyID</text:span><text:span text:style-name="T10"><text:tab/></text:span><text:span text:style-name="T10">SecretKey (s)</text:span></text:p></draw:text-box></draw:frame><draw:frame draw:style-name="gr26" draw:text-style-name="P26" svg:width="5.299cm" svg:height="1.83cm" svg:x="0.626cm" svg:y="0.279cm"><draw:text-box><text:p text:style-name="P20"><text:span text:style-name="T10">KeyStore</text:span></text:p><text:p text:style-name="P20"><text:span text:style-name="T10"/></text:p><text:p text:style-name="P20"><text:span text:style-name="T10">Name: &lt;UserID&gt;.keystore</text:span></text:p></draw:text-box></draw:frame></draw:g></text:p>
      <text:p text:style-name="P13"/>
      <text:p text:style-name="P13"/>
      <text:p text:style-name="P13"/>
      <text:p text:style-name="P13"/>
      <text:p text:style-name="P13"/>
      <text:p text:style-name="P13"/>
      <text:p text:style-name="P13"/>
      <text:p text:style-name="P13"/>
      <text:p text:style-name="P13"/>
      <text:p text:style-name="P13"/>
      <text:list xml:id="list1496024578835117628" text:style-name="L10">
        <text:list-item>
          <text:p text:style-name="P18">Der Name des KeyStores enthält die UserID.</text:p>
        </text:list-item>
        <text:list-item>
          <text:p text:style-name="P18">Im KeyStore gibt es Schüssel. Es gibt drei Kategorien von Schlüsseln:<text:line-break/>a) Public/Private Key Pair - ein asymmetrisches Schlüsselpaar<text:line-break/>b) SecretKey ein symmetrischer Schlüssel</text:p>
        </text:list-item>
        <text:list-item>
          <text:p text:style-name="P16">Ein Benutzer hat ggf. mehr als ein asymmetrisches Schlüsselpaar.</text:p>
        </text:list-item>
        <text:list-item>
          <text:p text:style-name="P16">Ein Benutzer hat ggf. mehr als einen symmetrischen Schlüssel.</text:p>
        </text:list-item>
        <text:list-item>
          <text:p text:style-name="P18">Zu jedem im KeyStore hinterlegtem Key gibt es einen <text:span text:style-name="T7">Guard</text:span>KeyID. Diese<text:span text:style-name="T7"> ist im Namen des </text:span>DocumentGuards<text:span text:style-name="T7"> enthalten</text:span>.</text:p>
        </text:list-item>
        <text:list-item>
          <text:p text:style-name="P18"><text:span text:style-name="T7">D</text:span>er KeyStore ist immer symmetrisch verschlüsselt.</text:p>
        </text:list-item>
      </text:list>
      <text:p text:style-name="P13"/>
      <text:p text:style-name="P13"/>
      <text:p text:style-name="P13">Um den KeyStore entschlüsseln zu können, benötigt man den symmetrischen Schlüssel. Dieser wird mit dem Request wie folgt an den DocumentServer übermittelt:</text:p>
      <text:p text:style-name="P1"/>
      <text:p text:style-name="P1">Im Header des HTTP Requests gibt es ein Feld namens Bearer. Dieses enthält als Content einen String. Der String ist das verschlüsselte JsonWebToken (JWT).</text:p>
      <text:p text:style-name="P1"><draw:g text:anchor-type="paragraph" draw:z-index="1" draw:name="Form5" draw:style-name="gr1"><draw:custom-shape draw:style-name="gr8" draw:text-style-name="P22" svg:width="3.601cm" svg:height="0.699cm" svg:x="8.002cm" svg:y="1.459cm"><text:p/><draw:enhanced-geometry svg:viewBox="0 0 21600 21600" draw:type="rectangle" draw:enhanced-path="M 0 0 L 21600 0 21600 21600 0 21600 0 0 Z N"/></draw:custom-shape><draw:frame draw:style-name="gr9" draw:text-style-name="P21" svg:width="1.902cm" svg:height="0.701cm" svg:x="8.002cm" svg:y="1.459cm"><draw:text-box><text:p text:style-name="P20"><text:span text:style-name="T9">Header</text:span></text:p></draw:text-box></draw:frame><draw:custom-shape draw:style-name="gr10" draw:text-style-name="P22" svg:width="3.601cm" svg:height="1.8cm" svg:x="8.002cm" svg:y="2.12cm"><text:p/><draw:enhanced-geometry svg:viewBox="0 0 21600 21600" draw:type="rectangle" draw:enhanced-path="M 0 0 L 21600 0 21600 21600 0 21600 0 0 Z N"/></draw:custom-shape><draw:frame draw:style-name="gr4" draw:text-style-name="P21" svg:width="1.902cm" svg:height="1.04cm" svg:x="8.002cm" svg:y="2.118cm"><draw:text-box><text:p text:style-name="P20"><text:span text:style-name="T9">Payload</text:span></text:p></draw:text-box></draw:frame><draw:frame draw:style-name="gr4" draw:text-style-name="P21" svg:width="3.001cm" svg:height="1.04cm" svg:x="8.503cm" svg:y="2.958cm"><draw:text-box><text:p text:style-name="P20"><text:span text:style-name="T9">KeyStore Key</text:span></text:p></draw:text-box></draw:frame><draw:frame draw:style-name="gr11" draw:text-style-name="P21" svg:width="4.1cm" svg:height="1.601cm" svg:x="7.803cm" svg:y="0.358cm"><draw:text-box><text:p text:style-name="P20"><text:span text:style-name="T9">JWT</text:span></text:p><text:p text:style-name="P20"><text:span text:style-name="T9">(JsonWebToken) </text:span></text:p></draw:text-box></draw:frame><draw:custom-shape draw:style-name="gr12" draw:text-style-name="P22" svg:width="3.601cm" svg:height="0.802cm" svg:x="8.002cm" svg:y="3.858cm"><text:p/><draw:enhanced-geometry svg:viewBox="0 0 21600 21600" draw:type="rectangle" draw:enhanced-path="M 0 0 L 21600 0 21600 21600 0 21600 0 0 Z N"/></draw:custom-shape><draw:frame draw:style-name="gr4" draw:text-style-name="P21" svg:width="2.601cm" svg:height="1.04cm" svg:x="8.002cm" svg:y="3.958cm"><draw:text-box><text:p text:style-name="P20"><text:span text:style-name="T9">Signature</text:span></text:p></draw:text-box></draw:frame></draw:g></text:p>
      <text:p text:style-name="P1"><draw:g text:anchor-type="paragraph" draw:z-index="0" draw:name="Form4" draw:style-name="gr1"><draw:frame draw:style-name="gr2" draw:text-style-name="P21" svg:width="5.601cm" svg:height="0.902cm" svg:x="0.002cm" svg:y="0.002cm"><draw:text-box><text:p text:style-name="P20"><text:span text:style-name="T9">HTTPS</text:span></text:p></draw:text-box></draw:frame><draw:custom-shape draw:style-name="gr3" draw:text-style-name="P22" svg:width="5.178cm" svg:height="1.8cm" svg:x="0.108cm" svg:y="1.069cm"><text:p/><draw:enhanced-geometry svg:viewBox="0 0 21600 21600" draw:type="rectangle" draw:enhanced-path="M 0 0 L 21600 0 21600 21600 0 21600 0 0 Z N"/></draw:custom-shape><draw:frame draw:style-name="gr4" draw:text-style-name="P21" svg:width="2.008cm" svg:height="1.04cm" svg:x="0.108cm" svg:y="1.069cm"><draw:text-box><text:p text:style-name="P20"><text:span text:style-name="T9">Header</text:span></text:p></draw:text-box></draw:frame><draw:custom-shape draw:style-name="gr5" draw:text-style-name="P22" svg:width="5.178cm" svg:height="1.435cm" svg:x="0.108cm" svg:y="2.868cm"><text:p/><draw:enhanced-geometry svg:viewBox="0 0 21600 21600" draw:type="rectangle" draw:enhanced-path="M 0 0 L 21600 0 21600 21600 0 21600 0 0 Z N"/></draw:custom-shape><draw:frame draw:style-name="gr4" draw:text-style-name="P21" svg:width="2.008cm" svg:height="1.04cm" svg:x="0.108cm" svg:y="2.868cm"><draw:text-box><text:p text:style-name="P20"><text:span text:style-name="T9">Body</text:span></text:p></draw:text-box></draw:frame><draw:frame draw:style-name="gr6" draw:text-style-name="P21" svg:width="3.486cm" svg:height="1.435cm" svg:x="0.743cm" svg:y="3.47cm"><draw:text-box><text:p text:style-name="P20"><text:span text:style-name="T9">...</text:span></text:p></draw:text-box></draw:frame><draw:frame draw:style-name="gr7" draw:text-style-name="P24" svg:width="5.178cm" svg:height="1.701cm" svg:x="0.32cm" svg:y="1.501cm"><draw:text-box><text:p text:style-name="P23"><text:span text:style-name="T9">Bearer:</text:span><text:span text:style-name="T9"><text:tab/></text:span><text:span text:style-name="T9">Encrypted JWT</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Im entschlüsselten JWT steht in der Payload Section der Key des KeyStores. </text:p>
      <text:p text:style-name="P1"/>
      <text:p text:style-name="P1"/>
      <text:p text:style-name="P4">Ich hoffe, soweit ist alles korrekt?!</text:p>
      <text:p text:style-name="P1"/>
      <text:p text:style-name="P1">Nun meine Fragen:</text:p>
      <text:p text:style-name="P1"/>
      <text:p text:style-name="P1"/>
      <text:list xml:id="list5398287929583634069" text:style-name="L4">
        <text:list-header>
          <text:p text:style-name="P10"/>
        </text:list-header>
      </text:list>
      <text:list xml:id="list9167046229963622325" text:style-name="L5">
        <text:list-item>
          <text:p text:style-name="P11">Können wir das im S3 System gespeicherte Document den DocumentWrapper oder DocumentEnvelope nennen, um diesem vom eigentlichen Document des Benutzers zu unterscheiden? Diese Namensgebung soll nicht nur für uns beide gelten, sondern insgesamt in der Documentation so gehalten werden. Selbstredend auch im Source-Code.Woher kommt der symmetrische Schlüssel für die Verschlüsselung des Documents? <text:change-start text:change-id="ct140190254785872"/></text:p>
          <text:list>
            <text:list-item>
              <text:p text:style-name="P11">Ja, wir können e<text:change-end text:change-id="ct140190254785872"/><text:change-start text:change-id="ct140190254790576"/>s DocumentWraper nennen. Ich würde es eher “EncryptedDocument” nennen.<text:change-end text:change-id="ct140190254790576"/><text:change-start text:change-id="ct140190287700976"/><text:line-break/>Hallo Francis. <text:change-end text:change-id="ct140190287700976"/><text:change-start text:change-id="ct140190287703568"/>Der DocumentWrapper ist mehr als ein EncryptedDocument. Das EncryptedDocument ist das echte Document, aber eben verschlüsselt im Body des DocumentWrappers. <text:change-end text:change-id="ct140190287703568"/><text:change-start text:change-id="ct140190287703792"/><text:line-break/><text:change-end text:change-id="ct140190287703792"/><text:change-start text:change-id="ct140190287671104"/>Hallo Peter. Ok. Correct. Dann nennen wir es document wrapper. <text:s/>Für die erste Implementierung werden wir einfach JWE verwenden.<text:change-end text:change-id="ct140190287671104"/><text:change-start text:change-id="ct140190287700240"/> Die enthält schon einen header mit dem parameter keyId.<text:change-end text:change-id="ct140190287700240"/><text:change text:change-id="ct140190287700464"/><text:change-start text:change-id="ct140190282214944"/><text:line-break/><text:change-end text:change-id="ct140190282214944"/><text:change-start text:change-id="ct140190297014896"/><draw:g text:anchor-type="as-char" svg:y="4.3cm" draw:z-index="3" draw:name="Form1" draw:style-name="gr16"><draw:custom-shape draw:style-name="gr14" draw:text-style-name="P22" svg:width="3.601cm" svg:height="1.802cm" svg:x="0.199cm" svg:y="1.9cm"><text:p/><draw:enhanced-geometry svg:viewBox="0 0 21600 21600" draw:type="rectangle" draw:enhanced-path="M 0 0 L 21600 0 21600 21600 0 21600 0 0 Z N"/></draw:custom-shape><draw:frame draw:style-name="gr4" draw:text-style-name="P21" svg:width="1.902cm" svg:height="1.04cm" svg:x="0.199cm" svg:y="1.9cm"><draw:text-box><text:p text:style-name="P20"><text:span text:style-name="T9">Header</text:span></text:p></draw:text-box></draw:frame><draw:frame draw:style-name="gr4" draw:text-style-name="P21" svg:width="2.5cm" svg:height="1.04cm" svg:x="0.7cm" svg:y="2.498cm"><draw:text-box><text:p text:style-name="P20"><text:span text:style-name="T9">KeyID</text:span></text:p></draw:text-box></draw:frame><draw:custom-shape draw:style-name="gr10" draw:text-style-name="P22" svg:width="3.601cm" svg:height="1.8cm" svg:x="0.199cm" svg:y="3.701cm"><text:p/><draw:enhanced-geometry svg:viewBox="0 0 21600 21600" draw:type="rectangle" draw:enhanced-path="M 0 0 L 21600 0 21600 21600 0 21600 0 0 Z N"/></draw:custom-shape><draw:frame draw:style-name="gr4" draw:text-style-name="P21" svg:width="1.902cm" svg:height="1.04cm" svg:x="0.199cm" svg:y="3.701cm"><draw:text-box><text:p text:style-name="P20"><text:span text:style-name="T9">Body</text:span></text:p></draw:text-box></draw:frame><draw:frame draw:style-name="gr17" draw:text-style-name="P21" svg:width="2.5cm" svg:height="1.064cm" svg:x="0.801cm" svg:y="4.3cm"><draw:text-box><text:p text:style-name="P20"><text:span text:style-name="T9">Encrypted Document</text:span></text:p></draw:text-box></draw:frame><draw:frame draw:style-name="gr11" draw:text-style-name="P21" svg:width="4.1cm" svg:height="1.601cm" svg:x="0cm" svg:y="0cm"><draw:text-box><text:p text:style-name="P20"><text:span text:style-name="T9">DocumentWrapper</text:span></text:p><text:p text:style-name="P20"><text:span text:style-name="T9"/></text:p><text:p text:style-name="P20"><text:span text:style-name="T9">Name: &lt;documentID&gt;</text:span></text:p></draw:text-box></draw:frame></draw:g><text:change-end text:change-id="ct140190297014896"/><text:change-start text:change-id="ct140190297077376"/><text:line-break/><text:line-break/><text:line-break/><text:line-break/><text:line-break/><text:line-break/><text:line-break/><text:line-break/><text:line-break/><text:line-break/><text:line-break/><text:line-break/><text:line-break/><text:line-break/><text:line-break/><text:line-break/><text:change-end text:change-id="ct140190297077376"/><text:change-start text:change-id="ct140190297097552"/><text:soft-page-break/></text:p>
            </text:list-item>
            <text:list-item>
              <text:p text:style-name="P11">Der symetrische Schlüssel, mit dem wir einen Dokument verschlüsseln: </text:p>
              <text:list>
                <text:list-item>
                  <text:p text:style-name="P11">wird <text:change-end text:change-id="ct140190297097552"/><text:change-start text:change-id="ct140190297071968"/>Generiert,</text:p>
                </text:list-item>
                <text:list-item>
                  <text:p text:style-name="P11">seine KeyId wird auch generiert.<text:change-end text:change-id="ct140190297071968"/><text:change-start text:change-id="ct140190297096480"/> Diese KeyId speichern wir im Header des EncryptedDocument (DokumentWrapper)<text:change-end text:change-id="ct140190297096480"/><text:line-break/></text:p>
                </text:list-item>
              </text:list>
            </text:list-item>
          </text:list>
        </text:list-item>
        <text:list-item>
          <text:p text:style-name="P12">Wird der DocumentGuard immer dann asymmetrisch verschlüsselt, wenn ein Fremder Benutzer ein Document hinterlegt? <text:change-start text:change-id="ct140190297107792"/></text:p>
          <text:list>
            <text:list-item>
              <text:p text:style-name="P12">Ja. Weil der fremder keinen Zugriff auf die PrivateKey des Empfänger hat.</text:p>
            </text:list-item>
          </text:list>
        </text:list-item>
        <text:list-item>
          <text:p text:style-name="P12"><text:change-end text:change-id="ct140190297107792"/>Und immer symmetrisch, wenn der Benutzer es für sich selbst hinterlegt? Oder wie ist die Logik?<text:change-start text:change-id="ct140190297108480"/></text:p>
          <text:list>
            <text:list-item>
              <text:p text:style-name="P12">Ja. Weil man wenn man für sich selbst ein Dokument hinterlegt zugr<text:change-end text:change-id="ct140190297108480"/><text:change-start text:change-id="ct140190297109072"/>iff auf seine SecretKeys hat.<text:change-end text:change-id="ct140190297109072"/><text:line-break/></text:p>
            </text:list-item>
          </text:list>
        </text:list-item>
        <text:list-item>
          <text:p text:style-name="P11">Was ist mit Buckets? Legen wir für jeden Benutzer eigene Buckets an? Wofür? <text:change-start text:change-id="ct140190297111152"/></text:p>
          <text:list>
            <text:list-item>
              <text:p text:style-name="P11">Ein Bucket bedeutet einfach ein Behälter. Am besten sollten wir für jeden Benutzer einen eigenen Bucket erzeugen.<text:change-end text:change-id="ct140190297111152"/><text:change-start text:change-id="ct140190297111600"/><text:line-break/>Ok, mir ging es darum, ob das eine Struktur ist, die der Benutzer kennt. Der kennt sie offensichtlich nicht. Für ihn gibt es nur Documente und DocumentIDs.<text:change-end text:change-id="ct140190297111600"/><text:change-start text:change-id="ct140190297113024"/></text:p>
            </text:list-item>
          </text:list>
        </text:list-item>
        <text:list-item>
          <text:p text:style-name="P11"><text:change-end text:change-id="ct140190297113024"/>Wie ist der Zusammenhang zwischen den zu benutzenden Keys für die Verschlüsselung des Documents und den Buckets? <text:change-start text:change-id="ct140190297117856"/></text:p>
          <text:list>
            <text:list-item>
              <text:p text:style-name="P11">Keine Beziehung. Das eine hat mit dem anderen nichts zu tum. Dient einfach der klaren zuordnung.</text:p>
              <text:list>
                <text:list-item>
                  <text:p text:style-name="P11">Bucket-Name kann “user-id” sein.</text:p>
                </text:list-item>
              </text:list>
            </text:list-item>
            <text:list-item>
              <text:p text:style-name="P11">Weil ein Benutzer nur ein Keystore haben soll, können den keystore unter dem Namen “keystore” in dem Bucket des Benutzers hinterlgen. </text:p>
              <text:list>
                <text:list-item>
                  <text:p text:style-name="P11">Keystore-Name ist dann immer: “keystore”<text:change-end text:change-id="ct140190297117856"/><text:change-start text:change-id="ct140190297114576"/><text:line-break/>OK, man könnte es aber aus Paranoia aber trotzdem innerhalb des Buckes &lt;userID&gt; dennoch noch &lt;userID&gt;.keystore nennen. <text:change-end text:change-id="ct140190297114576"/><text:change-start text:change-id="ct140190297118208"/><text:line-break/>Ok. Kein Problem.<text:change-end text:change-id="ct140190297118208"/><text:change-start text:change-id="ct140190279173248"/></text:p>
                </text:list-item>
              </text:list>
            </text:list-item>
          </text:list>
        </text:list-item>
        <text:list-item>
          <text:p text:style-name="P19"><text:change-end text:change-id="ct140190279173248"/><text:span text:style-name="T1">Du hast gesagt, das ggf. alle Documente eines Buckets mit dem selben Key verschlüsselt werden.</text:span><text:change-start text:change-id="ct140190288040400"/><text:span text:style-name="T1"> </text:span><text:change-end text:change-id="ct140190288040400"/><text:change text:change-id="ct140190254790048"/><text:span text:style-name="T1">Wie ist das möglich, wenn dieser Key nicht im KeyStore liegt. </text:span><text:change-start text:change-id="ct140190288750560"/></text:p>
          <text:list>
            <text:list-item>
              <text:p text:style-name="P11">Den key brauchen wir nicht in einem Keystore abelegen. Er ist ja in einem DocumentGuard hinterlegt. Der DokumentGuard hat keine Beziehung zu einem kontkreten Dokument bzw. EncryptedDocument. </text:p>
              <text:list>
                <text:list-item>
                  <text:p text:style-name="P11">Ein DocumentGuard hält einen Schlüssel “EncryptionKey”</text:p>
                </text:list-item>
                <text:list-item>
                  <text:p text:style-name="P11">Dokumente werden auch mit “EncryptionKey” verschlüsselt.</text:p>
                  <text:list>
                    <text:list-item>
                      <text:p text:style-name="P11">DocumentGuard → EncryptionKey ← EncryptedDocument<text:change-end text:change-id="ct140190288750560"/><text:change-start text:change-id="ct140190282372464"/><text:line-break/>Jetzt komme ich wieder nicht mit. Ich hatte mir den DocumentGuard ja so vorgestellt:</text:p>
                      <text:p text:style-name="P11"><text:line-break/><text:line-break/><draw:g text:anchor-type="char" draw:z-index="2" draw:name="Form2" draw:style-name="gr13"><draw:custom-shape draw:style-name="gr14" draw:text-style-name="P22" svg:width="3.601cm" svg:height="1.802cm" svg:x="3.482cm" svg:y="2.313cm"><text:p/><draw:enhanced-geometry svg:viewBox="0 0 21600 21600" draw:type="rectangle" draw:enhanced-path="M 0 0 L 21600 0 21600 21600 0 21600 0 0 Z N"/></draw:custom-shape><draw:frame draw:style-name="gr4" draw:text-style-name="P21" svg:width="1.9cm" svg:height="1.04cm" svg:x="3.482cm" svg:y="2.313cm"><draw:text-box><text:p text:style-name="P20"><text:span text:style-name="T9">Header</text:span></text:p></draw:text-box></draw:frame><draw:frame draw:style-name="gr4" draw:text-style-name="P21" svg:width="2.5cm" svg:height="1.04cm" svg:x="3.981cm" svg:y="2.912cm"><draw:text-box><text:p text:style-name="P20"><text:span text:style-name="T9">KS-KeyID</text:span></text:p></draw:text-box></draw:frame><draw:custom-shape draw:style-name="gr10" draw:text-style-name="P22" svg:width="3.601cm" svg:height="1.8cm" svg:x="3.482cm" svg:y="4.114cm"><text:p/><draw:enhanced-geometry svg:viewBox="0 0 21600 21600" draw:type="rectangle" draw:enhanced-path="M 0 0 L 21600 0 21600 21600 0 21600 0 0 Z N"/></draw:custom-shape><draw:frame draw:style-name="gr4" draw:text-style-name="P21" svg:width="1.9cm" svg:height="1.04cm" svg:x="3.482cm" svg:y="4.114cm"><draw:text-box><text:p text:style-name="P20"><text:span text:style-name="T9">Body</text:span></text:p></draw:text-box></draw:frame><draw:frame draw:style-name="gr6" draw:text-style-name="P21" svg:width="3.301cm" svg:height="1.435cm" svg:x="4.082cm" svg:y="4.713cm"><draw:text-box><text:p text:style-name="P20"><text:span text:style-name="T9">Encrypted DocumentKey</text:span></text:p></draw:text-box></draw:frame><draw:frame draw:style-name="gr15" draw:text-style-name="P21" svg:width="5.299cm" svg:height="1.828cm" svg:x="3.482cm" svg:y="0.413cm"><draw:text-box><text:p text:style-name="P20"><text:span text:style-name="T9">DocumentGuard</text:span></text:p><text:p text:style-name="P20"><text:span text:style-name="T9"/></text:p><text:p text:style-name="P20"><text:span text:style-name="T9">Name: &lt;keyID&gt;&lt;UserID&gt;</text:span></text:p></draw:text-box></draw:frame></draw:g><text:line-break/><text:line-break/><text:line-break/><text:line-break/><text:line-break/><text:line-break/><text:line-break/><text:line-break/><text:line-break/><text:line-break/><text:line-break/><text:soft-page-break/><text:line-break/>Ich nehme an, Du meinst mit EncryptionKey den DocumentKey?<text:change-end text:change-id="ct140190282372464"/><text:change-start text:change-id="ct140190287519024"/><text:line-break/>Ja<text:line-break/><text:change-end text:change-id="ct140190287519024"/><text:change-start text:change-id="ct140190287631456"/> Wenn ja, dieser ist ja immer symmetrisch. <text:change-end text:change-id="ct140190287631456"/><text:change-start text:change-id="ct140190287184768"/><text:line-break/>Ja<text:line-break/><text:change-end text:change-id="ct140190287184768"/><text:change-start text:change-id="ct140190282380320"/>Und er ist wiederum verschlüsselt, entweder asymmetrisch mit dem PublicKey des Benutzers oder eben symmetrisch mit dem SecretKey des Benutzers. <text:change-end text:change-id="ct140190282380320"/><text:change-start text:change-id="ct140190288010624"/><text:line-break/>Ja<text:line-break/><text:change-end text:change-id="ct140190288010624"/><text:change-start text:change-id="ct140190287615232"/>Aber so oder so, ist es die KS-KeyID, die zu diesem Schlüssel führt, der immer im KeyStore des Benutzers liegt.<text:change-end text:change-id="ct140190287615232"/><text:change-start text:change-id="ct140190282638512"/><text:line-break/>Ja<text:change-end text:change-id="ct140190282638512"/><text:change-start text:change-id="ct140190287061728"/><text:line-break/>Bei Deiner Antwort von Frage 14. benennst Du den EncryptionKey als DocKey und den KS-Key als GuardKey. Zumindest habe ich das so verstanden.<text:change-end text:change-id="ct140190287061728"/><text:change-start text:change-id="ct140190287893856"/><text:line-break/>Ja<text:change-end text:change-id="ct140190287893856"/><text:change-start text:change-id="ct140190287326000"/><text:line-break/><text:line-break/><text:change-end text:change-id="ct140190287326000"/><text:change-start text:change-id="ct140190297855664"/></text:p>
                    </text:list-item>
                  </text:list>
                </text:list-item>
              </text:list>
            </text:list-item>
          </text:list>
        </text:list-item>
        <text:list-item>
          <text:p text:style-name="P11"><text:change-end text:change-id="ct140190297855664"/>Dass er nicht im KeyStore liegt entnehme ich Deiner Antwort, dass die KeyID nur dann zu einem Key im KeyStore führt, wenn der Key im Header des DocumentGuards steht. Woher holt man sich einen "BucketKey"?<text:change-start text:change-id="ct140190296068160"/></text:p>
          <text:list>
            <text:list-item>
              <text:p text:style-name="P11">Ja.</text:p>
            </text:list-item>
            <text:list-item>
              <text:p text:style-name="P19"><text:span text:style-name="T1">BucketKey existiert nicht. Im Bucket ist e</text:span><text:change-end text:change-id="ct140190296068160"/><text:change-start text:change-id="ct140190296063552"/><text:span text:style-name="T1">in DocumentGuard. Eigentlich</text:span><text:change-end text:change-id="ct140190296063552"/><text:change text:change-id="ct140190296074128"/><text:change-start text:change-id="ct140190296094512"/><text:span text:style-name="T1"> müssten wir den DocumentGuard mit drei Informationen benennen:</text:span></text:p>
              <text:list>
                <text:list-item>
                  <text:p text:style-name="P19"><text:change-end text:change-id="ct140190296094512"/><text:change-start text:change-id="ct140190296116720"/><text:span text:style-name="T1">&lt;UserID&gt;&lt;KS-KeyI</text:span><text:change-end text:change-id="ct140190296116720"/><text:change-start text:change-id="ct140190296115088"/><text:span text:style-name="T1">D&gt;&lt;Doc-KeyID&gt; wobei:</text:span></text:p>
                  <text:list>
                    <text:list-item>
                      <text:p text:style-name="P11">UserId: die Id des users, den den Guard lesen kann.</text:p>
                    </text:list-item>
                    <text:list-item>
                      <text:p text:style-name="P19"><text:span text:style-name="T1">KS-KeyID: die </text:span><text:change-end text:change-id="ct140190296115088"/><text:change-start text:change-id="ct140190296131776"/><text:span text:style-name="T1">id des keys aus dem keystore des users.</text:span></text:p>
                    </text:list-item>
                    <text:list-item>
                      <text:p text:style-name="P19"><text:span text:style-name="T1">DocKeyId: die Id des schlüssel, der im Guard gehalten wird.</text:span><text:change-end text:change-id="ct140190296131776"/><text:change-start text:change-id="ct140190296129840"/><text:span text:style-name="T1"><text:line-break/>Warum? Wir kommen vom Header des DocumentWrappers mit der keyID und der UserID auf den DocumentGuard. Im Header des DocumentGuard</text:span><text:change-end text:change-id="ct140190296129840"/><text:change-start text:change-id="ct140190296130912"/><text:span text:style-name="T1">s steht die KS-KeyID. Warum benötigen wir diese AUCH im Namen?</text:span><text:change-end text:change-id="ct140190296130912"/><text:change-start text:change-id="ct140190296078480"/><text:span text:style-name="T1"><text:line-break/>Damit die Guards einen eindeutigen name haben. Sonst werden sie sich gegenseitig überschreiben. Zu</text:span><text:change-end text:change-id="ct140190296078480"/><text:change-start text:change-id="ct140190296118224"/><text:span text:style-name="T1"> jedem tupel:<text:line-break/> <text:s/>→ UserId<text:line-break/> <text:s/>→ KS-KeyID<text:line-break/> <text:s/>→ DocKeyId<text:line-break/>benötigen wir einen guard.</text:span><text:change-end text:change-id="ct140190296118224"/><text:span text:style-name="T1"><text:line-break/></text:span></text:p>
                    </text:list-item>
                  </text:list>
                </text:list-item>
              </text:list>
            </text:list-item>
          </text:list>
        </text:list-item>
        <text:list-item>
          <text:p text:style-name="P11">Hier quasi noch einmal die Wiederholung der vorigen Frage, etwas allgemeiner und von Buckets gelöst. Wie soll es möglich sein, mehrere Documente mit demselben symmtrischen Schlüssel zu verschlüsseln, wenn dieser nirgendwo (ausser in den DocumentGuards natürlich) hinterlegt ist?<text:change-start text:change-id="ct140190296106576"/></text:p>
          <text:list>
            <text:list-item>
              <text:p text:style-name="P19"><text:span text:style-name="T1">Eben </text:span><text:change-end text:change-id="ct140190296106576"/><text:change-start text:change-id="ct140190296078048"/><text:span text:style-name="T1">oben geantwortet. Es ist im DokumentGuard. Und den brauchen wir nirgend wo anders hinterlegen.</text:span><text:change-end text:change-id="ct140190296078048"/><text:span text:style-name="T1"> </text:span><text:change-start text:change-id="ct140190296126800"/><text:span text:style-name="T1"><text:line-break/>Auf meine Frage 5. hast Du geantwortet, es so</text:span><text:change-end text:change-id="ct140190296126800"/><text:change-start text:change-id="ct140190296127872"/><text:span text:style-name="T1">ll nur einen Bucket pro Benutzer geben. Ok, dient der Strukturierung. Aber in einem früheren Gespräch hast Du gesagt, alle Documente eines Buckets sollen mit dem selben Schlüssel verschlüsselt werden.</text:span><text:change-end text:change-id="ct140190296127872"/><text:change-start text:change-id="ct140190296136528"/><text:span text:style-name="T1"><text:line-break/>Ich meinnte, sie könnten. Müssen nicht.<text:line-break/></text:span><text:change-end text:change-id="ct140190296136528"/><text:change-start text:change-id="ct140190296138080"/><text:span text:style-name="T1"> Dann w</text:span><text:change-end text:change-id="ct140190296138080"/><text:change-start text:change-id="ct140190296139120"/><text:span text:style-name="T1">ären ja immer alle Documente des Benutzers mit dem selben Schlüssel verschlüsselt. Dann macht es keinen Sinn, mehrere DocumentGuards zu haben. Also noch einmal die Frage: Welche Dokumente sollen m</text:span><text:change-end text:change-id="ct140190296139120"/><text:change-start text:change-id="ct140190296140208"/><text:span text:style-name="T1">it wirklich demselben (symmetrischen) DocumentKey verschlüsselt werden?</text:span><text:change-end text:change-id="ct140190296140208"/><text:change-start text:change-id="ct140190296141616"/><text:span text:style-name="T1"><text:line-break/>Die Gestaltung, welche Doku</text:span><text:change-end text:change-id="ct140190296141616"/><text:change-start text:change-id="ct140190296143600"/><text:span text:style-name="T1">menten mit welchem Schlüssel verschlüsselt </text:span><text:soft-page-break/><text:span text:style-name="T1">werden sollten wir in der API anbieten und von Aufrufer frei entscheiden <text:s/>lassen. Wenn du das Beispiel Sieht: </text:span><text:change-end text:change-id="ct140190296143600"/><text:change-start text:change-id="ct140190296144656"/><text:span text:style-name="T1"><text:s/>org.adorsys.resource.server.service.SamplePersistenceService , kann man in StoreDocument den Guard mit angeben. Damit können wir entscheiden, mit welchem Guard wir ein Dokument versch</text:span><text:change-end text:change-id="ct140190296144656"/><text:change-start text:change-id="ct140190296137216"/><text:span text:style-name="T1">lüsseln.<text:line-break/></text:span><text:change-end text:change-id="ct140190296137216"/><text:change text:change-id="ct140190296145424"/><text:span text:style-name="T1"><text:line-break/></text:span></text:p>
            </text:list-item>
          </text:list>
        </text:list-item>
        <text:list-item>
          <text:p text:style-name="P11">Woher kommt der symmetrische Schlüssel zum Verschlüsseln einen Documents?<text:change-start text:change-id="ct140190296137856"/></text:p>
          <text:list>
            <text:list-item>
              <text:p text:style-name="P19"><text:span text:style-name="T1">Wird vor ersten verschlüsselung generiert.</text:span><text:change-end text:change-id="ct140190296137856"/><text:change-start text:change-id="ct140190296144880"/><text:span text:style-name="T1"> <text:line-break/>OK, aber</text:span><text:change-end text:change-id="ct140190296144880"/><text:change-start text:change-id="ct140190296117792"/><text:span text:style-name="T1"> was ist beim zweiten Document für denselben Benutzer? Siehe vorige Frage.</text:span><text:change-end text:change-id="ct140190296117792"/><text:change-start text:change-id="ct140190296101232"/><text:span text:style-name="T1"><text:line-break/>Naja, wie erwähn sollten wir die Generierung im eigenen Schritt packen um von Caller aus ansteuern lassen. Macht die API einfacher.</text:span><text:change-end text:change-id="ct140190296101232"/><text:span text:style-name="T1"><text:line-break/></text:span></text:p>
            </text:list-item>
          </text:list>
        </text:list-item>
        <text:list-item>
          <text:p text:style-name="P11">Was ist mit den MetaInformationen des eigentlichen Documents? Nehmen wir an, es ist eine ExcelDatei mit einem Namen und natürlich einem Datum. Werden diese Informationen erst nach der Entschlüsselung des DocumentWrappers bekannt, oder sind sie ebenfalls im DocumentWrapperHeader.<text:change-start text:change-id="ct140190296131504"/></text:p>
          <text:list>
            <text:list-item>
              <text:p text:style-name="P19"><text:span text:style-name="T1">Alle BlobStorages bieten die möglichkeit, diese informationen als Attribut an das Dokument heranzuhängen.</text:span><text:change-end text:change-id="ct140190296131504"/><text:change-start text:change-id="ct140190296143072"/><text:span text:style-name="T1"> In unserem Fall also an den DocumentWrapper?</text:span><text:change-end text:change-id="ct140190296143072"/><text:change-start text:change-id="ct140190296144176"/><text:span text:style-name="T1"> Ja.<text:line-break/>Es könnte</text:span><text:change-end text:change-id="ct140190296144176"/><text:change-start text:change-id="ct140190296128096"/><text:span text:style-name="T1"> Sinnvoll sein, dass wir den Header des Dokument selbst nochmal separat ablegen. Damit wir es schnell lesen und verarbeiten können. Vor allem wenn w</text:span><text:change-end text:change-id="ct140190296128096"/><text:change-start text:change-id="ct140190296139552"/><text:span text:style-name="T1">ir enthaltene Meta-Informationen verarbeien wollen.</text:span><text:change-end text:change-id="ct140190296139552"/><text:span text:style-name="T1"><text:line-break/></text:span></text:p>
            </text:list-item>
          </text:list>
        </text:list-item>
        <text:list-item>
          <text:p text:style-name="P11">Wie entschlüssele ich das JWT. ist das immer asymmetrisch verschlüsselt mit dem PrivatePublicKeyPair des DocumentServers?<text:change-start text:change-id="ct140190296130480"/></text:p>
          <text:list>
            <text:list-item>
              <text:p text:style-name="P11">Die information wie ein JWT entschlüsselt wird<text:change-end text:change-id="ct140190296130480"/><text:change-start text:change-id="ct140190296078704"/>, haben wir im header. Code ist auch vorhanden.<text:change-end text:change-id="ct140190296078704"/><text:change-start text:change-id="ct140190296144400"/><text:line-break/>Gut, dann anders gefragt: Wo spielt die vom MasterDocumentServer vergebene Private/PublicKey Verschlüsselung rein? <text:change-end text:change-id="ct140190296144400"/><text:change-start text:change-id="ct140190296127600"/><text:line-break/>Bei der zu<text:change-end text:change-id="ct140190296127600"/><text:change-start text:change-id="ct140190296128320"/>weisung des Zugriffsrecht auf ein Dokument an einen anderen User.<text:change-end text:change-id="ct140190296128320"/><text:line-break/></text:p>
            </text:list-item>
          </text:list>
        </text:list-item>
        <text:list-item>
          <text:p text:style-name="P11">Welchen Zusammenhang gibt es zwischen der KeyID im Header des DocumentWrappers und dem symmetrischen Key, mit dem das Document verschlüsselt wurde? <text:change-start text:change-id="ct140190296149200"/></text:p>
          <text:list>
            <text:list-item>
              <text:p text:style-name="P11">Oben Erklärt.<text:change-end text:change-id="ct140190296149200"/><text:change-start text:change-id="ct140190296149424"/><text:line-break/>Ja, so hatte ich es auch verstanden. Ich wollte nur sicher sein, dass diese KeyID nichts mit dem KeyStore zu tuen hat.<text:change-end text:change-id="ct140190296149424"/><text:change-start text:change-id="ct140190296148320"/></text:p>
            </text:list-item>
          </text:list>
        </text:list-item>
        <text:list-item>
          <text:p text:style-name="P11"><text:change-end text:change-id="ct140190296148320"/>Nach Deiner Aussage steht diese KeyID nie im KeyStore. Also ist sie für mich eine willkürliche ID, die lediglich dazu benötigt wird, um den richtigen DocumentGuard zu finden, da die KeyID nur dort benutzt wird.<text:change-start text:change-id="ct140190296150304"/></text:p>
          <text:list>
            <text:list-item>
              <text:p text:style-name="P11">Ja<text:change-end text:change-id="ct140190296150304"/><text:change-start text:change-id="ct140190296150736"/>. Sollte soweit aus meine Antwort oben herabgeleitet werden können.<text:change-end text:change-id="ct140190296150736"/><text:line-break/></text:p>
            </text:list-item>
          </text:list>
        </text:list-item>
        <text:list-item>
          <text:p text:style-name="P11">Ich möchte mit der Benamung nicht nerven, aber ich finde es sehr wichtig, um genau zu verstehen, was wo benutzt wird. Wir haben also zwei Arten von KeyIDs. Die, die zum Namen des DocumentGuard führen und NIE im KeyStore stehen, und die, die im Header des DocumentGuards stehen und IMMER im KeyStore stehen. Letztere habe ich KS_KeyIDs genannt. Erstere einfach KeyIDs.<text:change-start text:change-id="ct140190296153040"/></text:p>
          <text:p text:style-name="P11">Lass uns die folgende Konvention nemmen:</text:p>
          <text:list>
            <text:list-item>
              <text:p text:style-name="P11"><text:change-end text:change-id="ct140190296153040"/><text:change-start text:change-id="ct140190296153648"/><text:soft-page-break/>DocKeyId : der Symetrische Schlüssel, mit dem man ein Dokument verschlüsselt.<text:change-end text:change-id="ct140190296153648"/><text:change-start text:change-id="ct140190296154896"/><text:line-break/>OK, ich werde die Graphiken <text:change-end text:change-id="ct140190296154896"/><text:change-start text:change-id="ct140190296155120"/>und Text morgen aktualisieren.<text:change-end text:change-id="ct140190296155120"/><text:change-start text:change-id="ct140190296155904"/></text:p>
            </text:list-item>
            <text:list-item>
              <text:p text:style-name="P11">GuardKeyId (KS_KeyID): der Id des Keys aus einem Keys<text:change-end text:change-id="ct140190296155904"/><text:change-start text:change-id="ct140190296156448"/>tore, mit dem man einem Guard verschlüsselt oder entshlüsselt.<text:change-end text:change-id="ct140190296156448"/><text:change-start text:change-id="ct140190296157184"/><text:line-break/>OK<text:change-end text:change-id="ct140190296157184"/><text:change-start text:change-id="ct140190296158592"/></text:p>
            </text:list-item>
            <text:list-item>
              <text:p text:style-name="P11">UserId : die Id eines Users.<text:change-end text:change-id="ct140190296158592"/><text:change-start text:change-id="ct140190296160928"/></text:p>
            </text:list-item>
            <text:list-item>
              <text:p text:style-name="P11"><text:change-end text:change-id="ct140190296160928"/><text:change-start text:change-id="ct140190296157696"/>Also haben wir<text:line-break/>DocKeyID → DocKey (symmetrisch, zur Laufzeit erzeugt)<text:change-end text:change-id="ct140190296157696"/><text:change-start text:change-id="ct140190296157920"/>. Im eigenem call.<text:change-end text:change-id="ct140190296157920"/><text:change-start text:change-id="ct140190296159104"/><text:line-break/>GuardKeyID → GuardKey (liegen beide im KeyStore<text:change-end text:change-id="ct140190296159104"/><text:change-start text:change-id="ct140190296159328"/>. Die GuardKeyID auch im Header des DocumentGuards). Dabei ist der GuardKey entweder der PrivateKey des Benutzers, oder der SecretKey. <text:change-end text:change-id="ct140190296159328"/><text:change-start text:change-id="ct140190296159552"/>Ja. KsKeyId<text:change-end text:change-id="ct140190296159552"/><text:change-start text:change-id="ct140190296159776"/><text:line-break/><text:change-end text:change-id="ct140190296159776"/><text:change-start text:change-id="ct140190296165456"/></text:p>
            </text:list-item>
          </text:list>
        </text:list-item>
      </text:list>
      <text:p text:style-name="P1"/>
      <text:p text:style-name="P1"/>
      <text:p text:style-name="P1"/>
      <text:p text:style-name="P1">Folgende Keys haben wir:<text:line-break/><text:line-break/>DocuKeyId → <text:change-end text:change-id="ct140190296165456"/><text:change-start text:change-id="ct140190296161888"/>Id des symetrischen schlüssel, mit den man ein Dokument verschlüsselt. Ist su finden:<text:line-break/> <text:s/>→ Im header eines DocumentWrapper</text:p>
      <text:p text:style-name="P1"><text:s text:c="2"/>→ Im Namen des entsprechenden DocumentGuard<text:line-break/><text:line-break/>GuardKeyId<text:change-end text:change-id="ct140190296161888"/><text:change-start text:change-id="ct140190296163968"/> → Id des SecretKey oder Publickey eines Anwenders, mit dem der Guard verschlüs<text:change-end text:change-id="ct140190296163968"/><text:change-start text:change-id="ct140190297097872"/>selt ist. Die ist zu finden:</text:p>
      <text:p text:style-name="P1"><text:s text:c="2"/>→ Im Header des DocumentGuards<text:change-end text:change-id="ct1401902970978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Hebrew" svg:font-family="'Arial Hebrew'"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8T15:55:44.625598000</meta:creation-date>
    <dc:title>Font-Arial-Hebrew</dc:title>
    <meta:editing-duration>PT32M12S</meta:editing-duration>
    <meta:editing-cycles>6</meta:editing-cycles>
    <meta:generator>LibreOffice/5.2.6.2$MacOSX_X86_64 LibreOffice_project/a3100ed2409ebf1c212f5048fbe377c281438fdc</meta:generator>
    <dc:date>2017-12-31T14:52:40.037270000</dc:date>
    <meta:document-statistic meta:table-count="0" meta:image-count="0" meta:object-count="0" meta:page-count="7" meta:paragraph-count="75" meta:word-count="1711" meta:character-count="11422" meta:non-whitespace-character-count="9755"/>
    <meta:template xlink:type="simple" xlink:actuate="onRequest" xlink:title="Font-Arial-Hebrew" xlink:href="../../Library/Containers/com.apple.mail/Data/Library/Containers/com.apple.mail/Data/Library/Application%20Support/LibreOffice/4/user/template/Font-Arial-Hebrew.ott" meta:date="2017-12-28T15:55:44.100000000"/>
  </office:meta>
</office:document-meta>
</file>